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navigationshortcuts" style:family="table">
      <style:table-properties style:width="6.6931in" fo:margin-left="0in" fo:margin-right="0in" fo:margin-top="0in" fo:margin-bottom="0.1965in" table:align="margins" style:may-break-between-rows="true"/>
    </style:style>
    <style:style style:name="navigationshortcuts.A" style:family="table-column">
      <style:table-column-properties style:column-width="1.8125in" style:rel-column-width="17749*"/>
    </style:style>
    <style:style style:name="navigationshortcuts.B" style:family="table-column">
      <style:table-column-properties style:column-width="4.8806in" style:rel-column-width="47786*"/>
    </style:style>
    <style:style style:name="navigationshortcuts.1" style:family="table-row">
      <style:table-row-properties fo:background-color="#e6e6e6" style:keep-together="false" fo:keep-together="always">
        <style:background-image/>
      </style:table-row-properties>
    </style:style>
    <style:style style:name="navigationshortcut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navigationshortcuts.B1" style:family="table-cell">
      <style:table-cell-properties fo:background-color="transparent" fo:padding="0.0382in" fo:border="0.0007in solid #000000">
        <style:background-image/>
      </style:table-cell-properties>
    </style:style>
    <style:style style:name="navigationshortcuts.2" style:family="table-row">
      <style:table-row-properties fo:background-color="#ffffff" style:keep-together="false" fo:keep-together="always">
        <style:background-image/>
      </style:table-row-properties>
    </style:style>
    <style:style style:name="navigationshortcut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navigationshortcuts.B2" style:family="table-cell">
      <style:table-cell-properties fo:background-color="transparent" fo:padding="0.0382in" fo:border-left="0.0007in solid #000000" fo:border-right="0.0007in solid #000000" fo:border-top="none" fo:border-bottom="none">
        <style:background-image/>
      </style:table-cell-properties>
    </style:style>
    <style:style style:name="navigationshortcuts.A3" style:family="table-cell">
      <style:table-cell-properties fo:background-color="transparent" fo:padding="0.0382in" fo:border-left="0.0007in solid #000000" fo:border-right="none" fo:border-top="none" fo:border-bottom="none">
        <style:background-image/>
      </style:table-cell-properties>
    </style:style>
    <style:style style:name="navigationshortcuts.A11" style:family="table-cell">
      <style:table-cell-properties fo:background-color="transparent" fo:padding="0.0382in" fo:border-left="0.0007in solid #000000" fo:border-right="none" fo:border-top="none" fo:border-bottom="0.0007in solid #000000">
        <style:background-image/>
      </style:table-cell-properties>
    </style:style>
    <style:style style:name="navigationshortcuts.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navigationshortcuts.A12" style:family="table-cell">
      <style:table-cell-properties fo:background-color="transparent" fo:padding="0.0382in" fo:border-left="0.0007in solid #000000" fo:border-right="none" fo:border-top="0.0007in solid #000000" fo:border-bottom="none">
        <style:background-image/>
      </style:table-cell-properties>
    </style:style>
    <style:style style:name="navigationshortcuts.B1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functionkeys" style:family="table">
      <style:table-properties style:width="6.6931in" fo:margin-left="0in" fo:margin-right="0in" fo:margin-top="0in" fo:margin-bottom="0.1576in" table:align="margins" fo:keep-with-next="auto"/>
    </style:style>
    <style:style style:name="functionkeys.A" style:family="table-column">
      <style:table-column-properties style:column-width="1.8049in" style:rel-column-width="17672*"/>
    </style:style>
    <style:style style:name="functionkeys.B" style:family="table-column">
      <style:table-column-properties style:column-width="4.8882in" style:rel-column-width="47863*"/>
    </style:style>
    <style:style style:name="functionkeys.1" style:family="table-row">
      <style:table-row-properties fo:background-color="#e6e6e6" style:keep-together="false" fo:keep-together="always">
        <style:background-image/>
      </style:table-row-properties>
    </style:style>
    <style:style style:name="function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unctionkeys.B1" style:family="table-cell">
      <style:table-cell-properties fo:background-color="transparent" fo:padding="0.0382in" fo:border="0.0007in solid #000000">
        <style:background-image/>
      </style:table-cell-properties>
    </style:style>
    <style:style style:name="functionkeys.2" style:family="table-row">
      <style:table-row-properties fo:background-color="#ffffff" style:keep-together="false" fo:keep-together="always">
        <style:background-image/>
      </style:table-row-properties>
    </style:style>
    <style:style style:name="function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unctionkeys.B2" style:family="table-cell">
      <style:table-cell-properties fo:background-color="transparent" fo:padding="0.0382in" fo:border-left="0.0007in solid #000000" fo:border-right="0.0007in solid #000000" fo:border-top="none" fo:border-bottom="none">
        <style:background-image/>
      </style:table-cell-properties>
    </style:style>
    <style:style style:name="functionkeys.A3" style:family="table-cell">
      <style:table-cell-properties fo:background-color="transparent" fo:padding="0.0382in" fo:border-left="0.0007in solid #000000" fo:border-right="none" fo:border-top="none" fo:border-bottom="none">
        <style:background-image/>
      </style:table-cell-properties>
    </style:style>
    <style:style style:name="functionkeys.A8" style:family="table-cell">
      <style:table-cell-properties fo:background-color="transparent" fo:padding="0.0382in" fo:border-left="0.0007in solid #000000" fo:border-right="none" fo:border-top="none" fo:border-bottom="0.0007in solid #000000">
        <style:background-image/>
      </style:table-cell-properties>
    </style:style>
    <style:style style:name="functionkeys.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table:align="margins" fo:keep-with-next="auto"/>
    </style:style>
    <style:style style:name="Table1.A" style:family="table-column">
      <style:table-column-properties style:column-width="1.8049in" style:rel-column-width="17672*"/>
    </style:style>
    <style:style style:name="Table1.B" style:family="table-column">
      <style:table-column-properties style:column-width="4.8882in" style:rel-column-width="47863*"/>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transparent" fo:padding="0.0382in" fo:border-left="0.0007in solid #000000" fo:border-right="none" fo:border-top="none" fo:border-bottom="none">
        <style:background-image/>
      </style:table-cell-properties>
    </style:style>
    <style:style style:name="Table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background-image/>
      </style:table-row-properties>
    </style:style>
    <style:style style:name="Table1.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Formattingshortcutkeys" style:family="table">
      <style:table-properties style:width="6.6931in" fo:margin-left="0in" fo:margin-right="0in" table:align="margins" fo:keep-with-next="auto" style:may-break-between-rows="false"/>
    </style:style>
    <style:style style:name="Formattingshortcutkeys.A" style:family="table-column">
      <style:table-column-properties style:column-width="1.7965in" style:rel-column-width="17589*"/>
    </style:style>
    <style:style style:name="Formattingshortcutkeys.B" style:family="table-column">
      <style:table-column-properties style:column-width="4.8965in" style:rel-column-width="47946*"/>
    </style:style>
    <style:style style:name="Formattingshortcutkeys.1" style:family="table-row">
      <style:table-row-properties fo:background-color="#e6e6e6">
        <style:background-image/>
      </style:table-row-properties>
    </style:style>
    <style:style style:name="Formatting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ormattingshortcutkeys.B1" style:family="table-cell">
      <style:table-cell-properties fo:background-color="transparent" fo:padding="0.0382in" fo:border="0.0007in solid #000000">
        <style:background-image/>
      </style:table-cell-properties>
    </style:style>
    <style:style style:name="Formattingshortcutkeys.2" style:family="table-row">
      <style:table-row-properties fo:background-color="#ffffff">
        <style:background-image/>
      </style:table-row-properties>
    </style:style>
    <style:style style:name="Formatting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ormatting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Formattingshortcutkeys.A3" style:family="table-cell">
      <style:table-cell-properties fo:background-color="transparent" fo:padding="0.0382in" fo:border-left="0.0007in solid #000000" fo:border-right="none" fo:border-top="none" fo:border-bottom="none">
        <style:background-image/>
      </style:table-cell-properties>
    </style:style>
    <style:style style:name="Formattingshortcutkeys.A7" style:family="table-cell">
      <style:table-cell-properties fo:background-color="transparent" fo:padding="0.0382in" fo:border-left="0.0007in solid #000000" fo:border-right="none" fo:border-top="none" fo:border-bottom="0.0007in solid #000000">
        <style:background-image/>
      </style:table-cell-properties>
    </style:style>
    <style:style style:name="Formattingshortcutkey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taPilotshortcutkeys" style:family="table">
      <style:table-properties style:width="6.6931in" fo:margin-left="0in" fo:margin-right="0in" table:align="margins" fo:keep-with-next="auto"/>
    </style:style>
    <style:style style:name="DataPilotshortcutkeys.A" style:family="table-column">
      <style:table-column-properties style:column-width="1.7965in" style:rel-column-width="17589*"/>
    </style:style>
    <style:style style:name="DataPilotshortcutkeys.B" style:family="table-column">
      <style:table-column-properties style:column-width="4.8965in" style:rel-column-width="47946*"/>
    </style:style>
    <style:style style:name="DataPilotshortcutkeys.1" style:family="table-row">
      <style:table-row-properties fo:background-color="#e6e6e6" style:keep-together="false" fo:keep-together="always">
        <style:background-image/>
      </style:table-row-properties>
    </style:style>
    <style:style style:name="DataPilot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Pilotshortcutkeys.B1" style:family="table-cell">
      <style:table-cell-properties fo:background-color="transparent" fo:padding="0.0382in" fo:border="0.0007in solid #000000">
        <style:background-image/>
      </style:table-cell-properties>
    </style:style>
    <style:style style:name="DataPilotshortcutkeys.2" style:family="table-row">
      <style:table-row-properties fo:background-color="#ffffff" style:keep-together="false" fo:keep-together="always">
        <style:background-image/>
      </style:table-row-properties>
    </style:style>
    <style:style style:name="DataPilot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Pilot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DataPilotshortcutkeys.A3" style:family="table-cell">
      <style:table-cell-properties fo:background-color="transparent" fo:padding="0.0382in" fo:border-left="0.0007in solid #000000" fo:border-right="none" fo:border-top="none" fo:border-bottom="none">
        <style:background-image/>
      </style:table-cell-properties>
    </style:style>
    <style:style style:name="DataPilotshortcutkeys.A20" style:family="table-cell">
      <style:table-cell-properties fo:background-color="transparent" fo:padding="0.0382in" fo:border-left="0.0007in solid #000000" fo:border-right="none" fo:border-top="none" fo:border-bottom="0.0007in solid #000000">
        <style:background-image/>
      </style:table-cell-properties>
    </style:style>
    <style:style style:name="DataPilotshortcutkeys.B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paragraph-properties fo:break-before="page"/>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style:page-number="auto" fo:keep-with-next="always">
        <style:tab-stops/>
      </style:paragraph-properties>
    </style:style>
    <style:style style:name="P7" style:family="paragraph" style:parent-style-name="OOoTableCaption" style:master-page-name="">
      <style:paragraph-properties style:page-number="auto" fo:keep-with-next="auto"/>
    </style:style>
    <style:style style:name="P8" style:family="paragraph" style:parent-style-name="OOoTextBody">
      <style:paragraph-properties loext:contextual-spacing="false"/>
    </style:style>
    <style:style style:name="P9" style:family="paragraph" style:parent-style-name="OOoTextBody">
      <style:paragraph-properties>
        <style:tab-stops>
          <style:tab-stop style:position="1.9689in"/>
          <style:tab-stop style:position="4.7244in"/>
        </style:tab-stops>
      </style:paragraph-properties>
    </style:style>
    <style:style style:name="P10" style:family="paragraph" style:parent-style-name="OOoTableText">
      <style:paragraph-properties loext:contextual-spacing="false"/>
    </style:style>
    <style:style style:name="P11" style:family="paragraph" style:parent-style-name="OOoTableCaption">
      <style:paragraph-properties fo:margin-left="0in" fo:margin-right="0in" fo:text-indent="0in" style:auto-text-indent="false"/>
      <style:text-properties fo:language="zxx" fo:country="none" fo:font-style="normal" style:font-style-asian="normal" style:font-style-complex="normal"/>
    </style:style>
    <style:style style:name="P12" style:family="paragraph" style:parent-style-name="OOoTableHeader">
      <style:paragraph-properties fo:background-color="transparent" style:shadow="none">
        <style:background-image/>
      </style:paragraph-properties>
      <style:text-properties fo:color="#000000"/>
    </style:style>
    <style:style style:name="P13" style:family="paragraph" style:parent-style-name="OOoContents_20_2">
      <style:paragraph-properties>
        <style:tab-stops>
          <style:tab-stop style:position="6.4965in" style:type="right" style:leader-style="dotted" style:leader-text="."/>
        </style:tab-stops>
      </style:paragraph-properties>
    </style:style>
    <style:style style:name="P14" style:family="paragraph" style:parent-style-name="OOoContents_20_1">
      <style:paragraph-properties>
        <style:tab-stops>
          <style:tab-stop style:position="6.6929in" style:type="right" style:leader-style="dotted" style:leader-text="."/>
        </style:tab-stops>
      </style:paragraph-properties>
    </style:style>
    <style:style style:name="P15" style:family="paragraph" style:parent-style-name="OOoHeading_20_1" style:master-page-name="">
      <style:paragraph-properties style:page-number="auto" fo:break-before="auto" fo:break-after="auto"/>
    </style:style>
    <style:style style:name="P16" style:family="paragraph" style:parent-style-name="OOoHeading_20_1">
      <style:paragraph-properties fo:break-before="page"/>
    </style:style>
    <style:style style:name="P17" style:family="paragraph" style:parent-style-name="OOoHeading_20_1" style:master-page-name="OOoPageStyle">
      <style:paragraph-properties style:page-number="auto" fo:break-before="auto" fo:break-after="auto"/>
    </style:style>
    <style:style style:name="P18" style:family="paragraph" style:parent-style-name="OOoNewChapter" style:master-page-name="OOoFirstPage">
      <style:paragraph-properties style:page-number="auto"/>
    </style:style>
    <style:style style:name="P19" style:family="paragraph" style:parent-style-name="OOoToCHead" style:master-page-name="OOoFrontMatter">
      <style:paragraph-properties style:page-number="auto"/>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fo:language="en" fo:country="US"/>
    </style:style>
    <style:style style:name="T3" style:family="text">
      <style:text-properties fo:font-size="11pt" style:font-size-asian="11pt" style:font-size-complex="11pt"/>
    </style:style>
    <style:style style:name="T4" style:family="text">
      <style:text-properties style:font-name="Times New Roman"/>
    </style:style>
    <style:style style:name="T5" style:family="text">
      <style:text-properties fo:language="zxx" fo:country="none"/>
    </style:style>
    <style:style style:name="T6" style:family="text">
      <style:text-properties style:font-name="Times New Roman1" fo:font-size="11pt"/>
    </style:style>
    <style:style style:name="T7" style:family="text">
      <style:text-properties style:font-name="Wingdings" fo:font-style="normal" style:font-style-asian="normal" style:font-style-complex="normal"/>
    </style:style>
    <style:style style:name="T8" style:family="text">
      <style:text-properties style:font-name="DejaVu Sans1" fo:font-size="11pt" fo:language="en" fo:country="US" style:letter-kerning="true"/>
    </style:style>
    <style:style style:name="T9" style:family="text">
      <style:text-properties style:font-name="DejaVu Serif" fo:font-size="11pt" fo:language="en" fo:country="US"/>
    </style:style>
    <style:style style:name="T1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font-name="Segoe UI" fo:font-size="10pt" fo:language="en" fo:country="U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44792456" text:id="ct344792456">
          <text:deletion>
            <office:change-info>
              <dc:creator>f c</dc:creator>
              <dc:date>2023-06-03T14:00:00</dc:date>
            </office:change-info>
            <text:p text:style-name="OOoGuideName"><office:annotation><dc:creator>f c</dc:creator><dc:date>2021-06-14T09:48:29.84</dc:date><text:p text:style-name="P20"><text:span text:style-name="T10">Update graphic</text:span></text:p></office:annotation></text:p>
          </text:deletion>
        </text:changed-region>
        <text:changed-region xml:id="ct344795784" text:id="ct344795784">
          <text:deletion>
            <office:change-info>
              <dc:creator>f c</dc:creator>
              <dc:date>2023-12-29T17:07:00</dc:date>
            </office:change-info>
            <text:h text:style-name="P1" text:outline-level="2">u</text:h>
          </text:deletion>
        </text:changed-region>
        <text:changed-region xml:id="ct344796200" text:id="ct344796200">
          <text:insertion>
            <office:change-info>
              <dc:creator>f c</dc:creator>
              <dc:date>2023-12-29T17:07:00</dc:date>
            </office:change-info>
          </text:insertion>
        </text:changed-region>
        <text:changed-region xml:id="ct191697656" text:id="ct191697656">
          <text:format-change>
            <office:change-info>
              <dc:creator>f c</dc:creator>
              <dc:date>2023-12-30T10:22:00</dc:date>
            </office:change-info>
          </text:format-change>
        </text:changed-region>
        <text:changed-region xml:id="ct191697760" text:id="ct191697760">
          <text:format-change>
            <office:change-info>
              <dc:creator>f c</dc:creator>
              <dc:date>2023-12-30T10:22:00</dc:date>
            </office:change-info>
          </text:format-change>
        </text:changed-region>
        <text:changed-region xml:id="ct191698384" text:id="ct191698384">
          <text:format-change>
            <office:change-info>
              <dc:creator>f c</dc:creator>
              <dc:date>2023-12-30T10:22:00</dc:date>
            </office:change-info>
          </text:format-change>
        </text:changed-region>
        <text:changed-region xml:id="ct344794744" text:id="ct344794744">
          <text:format-change>
            <office:change-info>
              <dc:creator>f c</dc:creator>
              <dc:date>2023-12-29T17:07:00</dc:date>
            </office:change-info>
          </text:format-change>
        </text:changed-region>
        <text:changed-region xml:id="ct344796304" text:id="ct344796304">
          <text:format-change>
            <office:change-info>
              <dc:creator>f c</dc:creator>
              <dc:date>2023-12-29T17:08:00</dc:date>
            </office:change-info>
          </text:format-change>
        </text:changed-region>
        <text:changed-region xml:id="ct191700256" text:id="ct191700256">
          <text:format-change>
            <office:change-info>
              <dc:creator>f c</dc:creator>
              <dc:date>2023-12-30T10:22:00</dc:date>
            </office:change-info>
          </text:format-change>
        </text:changed-region>
        <text:changed-region xml:id="ct191701192" text:id="ct191701192">
          <text:format-change>
            <office:change-info>
              <dc:creator>f c</dc:creator>
              <dc:date>2023-12-30T10:22:00</dc:date>
            </office:change-info>
          </text:format-change>
        </text:changed-region>
        <text:changed-region xml:id="ct191701920" text:id="ct191701920">
          <text:format-change>
            <office:change-info>
              <dc:creator>f c</dc:creator>
              <dc:date>2023-12-30T10:22:00</dc:date>
            </office:change-info>
          </text:format-change>
        </text:changed-region>
        <text:changed-region xml:id="ct191700360" text:id="ct191700360">
          <text:format-change>
            <office:change-info>
              <dc:creator>f c</dc:creator>
              <dc:date>2023-12-30T10:22:00</dc:date>
            </office:change-info>
          </text:format-change>
        </text:changed-region>
        <text:changed-region xml:id="ct191701816" text:id="ct191701816">
          <text:format-change>
            <office:change-info>
              <dc:creator>f c</dc:creator>
              <dc:date>2023-12-30T10:22:00</dc:date>
            </office:change-info>
          </text:format-change>
        </text:changed-region>
        <text:changed-region xml:id="ct344796720" text:id="ct344796720">
          <text:deletion>
            <office:change-info>
              <dc:creator>f c</dc:creator>
              <dc:date>2023-11-20T12:55:00</dc:date>
            </office:change-info>
            <text:h text:style-name="OOoHeading_20_1" text:outline-level="2"><text:alphabetical-index-mark-start text:id="IMark28704476" text:key1="keyboard shortcuts"/>s<text:alphabetical-index-mark-end text:id="IMark28704476"/></text:h>
          </text:deletion>
        </text:changed-region>
        <text:changed-region xml:id="ct344796824" text:id="ct344796824">
          <text:insertion>
            <office:change-info>
              <dc:creator>f c</dc:creator>
              <dc:date>2023-11-20T12:55:00</dc:date>
            </office:change-info>
          </text:insertion>
        </text:changed-region>
        <text:changed-region xml:id="ct344795680" text:id="ct344795680">
          <text:deletion>
            <office:change-info>
              <dc:creator>f c</dc:creator>
              <dc:date>2023-11-20T12:55:00</dc:date>
            </office:change-info>
            <text:h text:style-name="OOoHeading_20_1" text:outline-level="2">s</text:h>
          </text:deletion>
        </text:changed-region>
        <text:changed-region xml:id="ct344796928" text:id="ct344796928">
          <text:insertion>
            <office:change-info>
              <dc:creator>f c</dc:creator>
              <dc:date>2023-11-20T12:55:00</dc:date>
            </office:change-info>
          </text:insertion>
        </text:changed-region>
        <text:changed-region xml:id="ct344795472" text:id="ct344795472">
          <text:deletion>
            <office:change-info>
              <dc:creator>f c</dc:creator>
              <dc:date>2023-11-20T12:57:00</dc:date>
            </office:change-info>
            <text:h text:style-name="OOoHeading_20_1" text:outline-level="2">a</text:h>
          </text:deletion>
        </text:changed-region>
        <text:changed-region xml:id="ct344797448" text:id="ct344797448">
          <text:insertion>
            <office:change-info>
              <dc:creator>f c</dc:creator>
              <dc:date>2023-11-20T12:57:00</dc:date>
            </office:change-info>
          </text:insertion>
        </text:changed-region>
        <text:changed-region xml:id="ct344797240" text:id="ct344797240">
          <text:insertion>
            <office:change-info>
              <dc:creator>f c</dc:creator>
              <dc:date>2023-11-20T12:57:00</dc:date>
            </office:change-info>
          </text:insertion>
        </text:changed-region>
        <text:changed-region xml:id="ct344797344" text:id="ct344797344">
          <text:deletion>
            <office:change-info>
              <dc:creator>f c</dc:creator>
              <dc:date>2023-11-20T12:57:00</dc:date>
            </office:change-info>
            <text:h text:style-name="OOoHeading_20_1" text:outline-level="2">k</text:h>
          </text:deletion>
        </text:changed-region>
        <text:changed-region xml:id="ct344797552" text:id="ct344797552">
          <text:deletion>
            <office:change-info>
              <dc:creator>f c</dc:creator>
              <dc:date>2023-11-20T12:57:00</dc:date>
            </office:change-info>
            <text:h text:style-name="OOoHeading_20_1" text:outline-level="2">s</text:h>
          </text:deletion>
        </text:changed-region>
        <text:changed-region xml:id="ct344794848" text:id="ct344794848">
          <text:insertion>
            <office:change-info>
              <dc:creator>f c</dc:creator>
              <dc:date>2023-11-20T12:57:00</dc:date>
            </office:change-info>
          </text:insertion>
        </text:changed-region>
        <text:changed-region xml:id="ct344797656" text:id="ct344797656">
          <text:insertion>
            <office:change-info>
              <dc:creator>f c</dc:creator>
              <dc:date>2023-11-20T13:01:00</dc:date>
            </office:change-info>
          </text:insertion>
        </text:changed-region>
        <text:changed-region xml:id="ct344795888" text:id="ct344795888">
          <text:insertion>
            <office:change-info>
              <dc:creator>f c</dc:creator>
              <dc:date>2023-11-20T13:01:00</dc:date>
            </office:change-info>
          </text:insertion>
        </text:changed-region>
        <text:changed-region xml:id="ct344795056" text:id="ct344795056">
          <text:deletion>
            <office:change-info>
              <dc:creator>f c</dc:creator>
              <dc:date>2023-11-20T13:02:00</dc:date>
            </office:change-info>
            <text:p text:style-name="OOoTableText">Updates the selected chart.</text:p>
          </text:deletion>
        </text:changed-region>
        <text:changed-region xml:id="ct344795992" text:id="ct344795992">
          <text:insertion>
            <office:change-info>
              <dc:creator>f c</dc:creator>
              <dc:date>2023-11-20T13:02:00</dc:date>
            </office:change-info>
          </text:insertion>
        </text:changed-region>
        <text:changed-region xml:id="ct187253456" text:id="ct187253456">
          <text:insertion>
            <office:change-info>
              <dc:creator>f c</dc:creator>
              <dc:date>2023-11-20T13:03:00</dc:date>
            </office:change-info>
          </text:insertion>
        </text:changed-region>
        <text:changed-region xml:id="ct187250336" text:id="ct187250336">
          <text:deletion>
            <office:change-info>
              <dc:creator>f c</dc:creator>
              <dc:date>2023-11-20T13:04:00</dc:date>
            </office:change-info>
            <text:h text:style-name="OOoHeading_20_1" text:outline-level="2">f</text:h>
          </text:deletion>
        </text:changed-region>
        <text:changed-region xml:id="ct187250544" text:id="ct187250544">
          <text:insertion>
            <office:change-info>
              <dc:creator>f c</dc:creator>
              <dc:date>2023-11-20T13:04:00</dc:date>
            </office:change-info>
          </text:insertion>
        </text:changed-region>
        <text:changed-region xml:id="ct187252832" text:id="ct187252832">
          <text:deletion>
            <office:change-info>
              <dc:creator>f c</dc:creator>
              <dc:date>2023-11-20T13:04:00</dc:date>
            </office:change-info>
            <text:h text:style-name="OOoHeading_20_1" text:outline-level="2">s</text:h>
          </text:deletion>
        </text:changed-region>
        <text:changed-region xml:id="ct187251064" text:id="ct187251064">
          <text:insertion>
            <office:change-info>
              <dc:creator>f c</dc:creator>
              <dc:date>2023-11-20T13:04:00</dc:date>
            </office:change-info>
          </text:insertion>
        </text:changed-region>
        <text:changed-region xml:id="ct187252624" text:id="ct187252624">
          <text:deletion>
            <office:change-info>
              <dc:creator>f c</dc:creator>
              <dc:date>2023-11-20T13:05:00</dc:date>
            </office:change-info>
            <text:h text:style-name="P2" text:outline-level="2">s</text:h>
          </text:deletion>
        </text:changed-region>
        <text:changed-region xml:id="ct187252728" text:id="ct187252728">
          <text:insertion>
            <office:change-info>
              <dc:creator>f c</dc:creator>
              <dc:date>2023-11-20T13:05:00</dc:date>
            </office:change-info>
          </text:insertion>
        </text:changed-region>
        <text:changed-region xml:id="ct187251376" text:id="ct187251376">
          <text:insertion>
            <office:change-info>
              <dc:creator>f c</dc:creator>
              <dc:date>2023-11-20T13:09:00</dc:date>
            </office:change-info>
          </text:insertion>
        </text:changed-region>
        <text:changed-region xml:id="ct187252208" text:id="ct187252208">
          <text:insertion>
            <office:change-info>
              <dc:creator>f c</dc:creator>
              <dc:date>2023-11-20T13: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graphics3" text:anchor-type="paragraph" svg:x="0in" svg:y="0.0354in" svg:width="3.4291in" svg:height="0.989in" draw:z-index="0"><draw:image xlink:href="../../../../../Pictures/Mijn%20afbeeldingen/AOO_40/AOO_4+%20nieuw/aoo4_1-main-tm-logo-rgb.png" xlink:type="simple" xlink:show="embed" xlink:actuate="onLoad"/></draw:frame></text:p>
      <text:p text:style-name="OOoGuideName"/>
      <text:p text:style-name="OOoGuideName">Calc Guide<text:hidden-paragraph text:condition="ooow:MD!=0"/><text:change text:change-id="ct344792456"/><office:annotation><dc:creator>Dick Groskamp</dc:creator><dc:date>2022-02-23T16:57:14.84</dc:date><text:p text:style-name="P20"><text:span text:style-name="T11">Beantwoorden aan f c (14-06-2021, 09:48): "..."</text:span></text:p><text:p><text:span text:style-name="T12">Done</text:span></text:p></office:annotation></text:p>
      <text:h text:style-name="OOoHeading_20_0" text:outline-level="1"><text:bookmark-start text:name="__RefHeading__1263_232223001"/>Appendix <text:span text:style-name="OOoChapterNumber">A</text:span><text:line-break/> <text:s/>Keyboard Shortcuts<text:bookmark-end text:name="__RefHeading__1263_232223001"/></text:h>
      <text:p text:style-name="OOoPageBreak"/>
      <text:section text:style-name="Sect1" text:name="Section1" text:condition="ooow:MD !=0" text:display="condition">
        <text:h text:style-name="OOoHeading_20_1" text:outline-level="2"><text:bookmark-start text:name="__RefHeading__981_1253041391"/>Copyright<text:bookmark-end text:name="__RefHeading__981_1253041391"/></text:h>
        <text:p text:style-name="OOoTextBody">This document is Copyright <text:span text:style-name="T4">©</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9">Richard Barnes<text:tab/>Peter Kupfer<text:tab/>Iain Roberts<text:line-break/>Magnus Adielsson<text:tab/>Sandeep Samuel Medikonda<text:tab/>Jean Hollis Weber</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une 2022. Based on Apache OpenOffice 4.1.<office:annotation><dc:creator>f c</dc:creator><dc:date>2021-06-14T09:48:42.84</dc:date><text:p text:style-name="P20"><text:span text:style-name="T10">Update page down to here</text:span></text:p></office:annotation></text:p>
        <text:h text:style-name="P1" text:outline-level="2"><text:bookmark-start text:name="__RefHeading__983_1253041391"/>Note for Mac <text:change text:change-id="ct344795784"/><text:change-start text:change-id="ct344796200"/>U<text:change-end text:change-id="ct344796200"/>sers<text:bookmark-end text:name="__RefHeading__983_125304139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2">Windows/Linux</text:p>
              </table:table-cell>
              <table:table-cell table:style-name="Table15.A1" office:value-type="string">
                <text:p text:style-name="P12">Mac equivalent</text:p>
              </table:table-cell>
              <table:table-cell table:style-name="Table15.C1" office:value-type="string">
                <text:p text:style-name="P12">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span text:style-name="OOoMenuPath">OpenOffice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191697656"/><text:span text:style-name="OOoKeystroke">Right-click</text:span><text:change-end text:change-id="ct191697656"/></text:p>
            </table:table-cell>
            <table:table-cell table:style-name="Table15.A2" office:value-type="string">
              <text:p text:style-name="OOoTableText"><text:change-start text:change-id="ct191697760"/><text:span text:style-name="OOoKeystroke">Control+click</text:span><text:change-end text:change-id="ct191697760"/></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191698384"/><text:span text:style-name="OOoKeystroke">Ctrl</text:span><text:change-end text:change-id="ct191698384"/><text:change-start text:change-id="ct344794744"/> (Control)<text:change-end text:change-id="ct344794744"/></text:p>
            </table:table-cell>
            <table:table-cell table:style-name="Table15.A2" office:value-type="string">
              <text:p text:style-name="OOoTableText"><text:span text:style-name="T7">z</text:span> <text:change-start text:change-id="ct344796304"/>(Command)<text:change-end text:change-id="ct344796304"/></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191700256"/><text:span text:style-name="OOoKeystroke">F5</text:span><text:change-end text:change-id="ct191700256"/></text:p>
            </table:table-cell>
            <table:table-cell table:style-name="Table15.A2" office:value-type="string">
              <text:p text:style-name="OOoTableText"><text:change-start text:change-id="ct191701192"/><text:span text:style-name="OOoKeystroke">Shift+</text:span><text:change-end text:change-id="ct191701192"/><text:span text:style-name="T7">z</text:span><text:change-start text:change-id="ct191701920"/><text:span text:style-name="OOoKeystroke">+F5</text:span><text:change-end text:change-id="ct191701920"/></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191700360"/><text:span text:style-name="OOoKeystroke">F11</text:span><text:change-end text:change-id="ct191700360"/></text:p>
            </table:table-cell>
            <table:table-cell table:style-name="Table15.A6" office:value-type="string">
              <text:p text:style-name="OOoTableText"><text:span text:style-name="T7">z</text:span><text:change-start text:change-id="ct191701816"/><text:span text:style-name="OOoKeystroke">+T</text:span><text:change-end text:change-id="ct191701816"/></text:p>
            </table:table-cell>
            <table:table-cell table:style-name="Table15.C6" office:value-type="string">
              <text:p text:style-name="OOoTableText">Open Styles &amp; Formatting window</text:p>
            </table:table-cell>
          </table:table-row>
        </table:table>
        <text:p text:style-name="OOoTextBody"/>
        <text:p text:style-name="P1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1263_232223001" text:style-name="Internet_20_link" text:visited-style-name="Internet_20_link">Appendix A<text:line-break/> <text:s/>Keyboard Shortcuts<text:tab/>1</text:a></text:p>
            <text:p text:style-name="P13"><text:a xlink:type="simple" xlink:href="#__RefHeading__981_1253041391" text:style-name="Internet_20_link" text:visited-style-name="Internet_20_link">Copyright<text:tab/>2</text:a></text:p>
            <text:p text:style-name="P13"><text:a xlink:type="simple" xlink:href="#__RefHeading__983_1253041391" text:style-name="Internet_20_link" text:visited-style-name="Internet_20_link">Note for Mac users<text:tab/>2</text:a></text:p>
            <text:p text:style-name="P13"><text:a xlink:type="simple" xlink:href="#__RefHeading__985_1253041391" text:style-name="Internet_20_link" text:visited-style-name="Internet_20_link">Introduction<text:tab/>4</text:a></text:p>
            <text:p text:style-name="P13"><text:a xlink:type="simple" xlink:href="#__RefHeading__987_1253041391" text:style-name="Internet_20_link" text:visited-style-name="Internet_20_link">Navigation and selection shortcuts<text:tab/>4</text:a></text:p>
            <text:p text:style-name="P13"><text:a xlink:type="simple" xlink:href="#__RefHeading__989_1253041391" text:style-name="Internet_20_link" text:visited-style-name="Internet_20_link">Function and arrow key shortcuts<text:tab/>5</text:a></text:p>
            <text:p text:style-name="P13"><text:a xlink:type="simple" xlink:href="#__RefHeading__991_1253041391" text:style-name="Internet_20_link" text:visited-style-name="Internet_20_link">Cell formatting shortcuts<text:tab/>7</text:a></text:p>
            <text:p text:style-name="P13"><text:a xlink:type="simple" xlink:href="#__RefHeading__993_1253041391" text:style-name="Internet_20_link" text:visited-style-name="Internet_20_link">Pivot Table shortcuts<text:tab/>8</text:a></text:p>
          </text:index-body>
        </text:table-of-content>
        <text:p text:style-name="OOoTextBody"/>
      </text:section>
      <text:h text:style-name="P17" text:outline-level="2"><text:bookmark-start text:name="__RefHeading__985_1253041391"/><text:alphabetical-index-mark text:string-value="introduction" text:key1="keyboard shortcuts"/>Introduction<text:bookmark-end text:name="__RefHeading__985_1253041391"/></text:h>
      <text:p text:style-name="OOoTextBody">You can use Calc without a mouse or trackball, by using its built-in keyboard shortcuts.</text:p>
      <text:p text:style-name="P8"><text:span text:style-name="T9">OpenOffice</text:span> has a general set of keyboard shortcuts, available in all components, and a component-specific set directly related to the work of that component.</text:p>
      <text:p text:style-name="P8">For help with <text:span text:style-name="T9">OpenOffice</text:span><text:span text:style-name="T2">’s</text:span> keyboard shortcuts or using <text:span text:style-name="T9">OpenOffice</text:span> with a keyboard only, search the <text:span text:style-name="T9">OpenOffice</text:span> online help using the “shortcut” or “<text:span text:style-name="T5">accessibility” keywords.</text:span></text:p>
      <text:p text:style-name="OOoTextBody"><text:span text:style-name="T5">In addition to using the built-in </text:span>keyboard shortcuts listed in this Appendix, you can define your own. See Chapter 14 (Setting Up and Customizing Calc) for instructions.</text:p>
      <text:p text:style-name="OOoTextBody">Formatting and editing shortcuts are described in Chapter 2 (Entering, Editing, and Formatting Data).</text:p>
      <text:h text:style-name="OOoHeading_20_1" text:outline-level="2"><text:bookmark-start text:name="__RefHeading__987_1253041391"/><text:alphabetical-index-mark text:string-value="navigation" text:key1="keyboard shortcuts"/>Navigation and <text:change text:change-id="ct344796720"/><text:change-start text:change-id="ct344796824"/><text:alphabetical-index-mark-start text:id="IMark69999204" text:key1="keyboard shortcuts"/>S<text:change-end text:change-id="ct344796824"/>election<text:alphabetical-index-mark-end text:id="IMark69999204"/> <text:change text:change-id="ct344795680"/><text:change-start text:change-id="ct344796928"/>S<text:change-end text:change-id="ct344796928"/>hortcuts<text:bookmark-end text:name="__RefHeading__987_1253041391"/></text:h>
      <text:p text:style-name="OOoTableCaption">Table <text:sequence text:ref-name="refTable0" text:name="Table" text:formula="ooow:Table+1" style:num-format="1">1</text:sequence>: Spreadsheet navigation shortcuts</text:p>
      <table:table table:name="navigationshortcuts" table:style-name="navigationshortcuts">
        <table:table-column table:style-name="navigationshortcuts.A"/>
        <table:table-column table:style-name="navigationshortcuts.B"/>
        <table:table-header-rows>
          <table:table-row table:style-name="navigationshortcuts.1">
            <table:table-cell table:style-name="navigationshortcuts.A1" office:value-type="string">
              <text:p text:style-name="OOoTableHeader">Shortcut Keys</text:p>
            </table:table-cell>
            <table:table-cell table:style-name="navigationshortcuts.B1" office:value-type="string">
              <text:p text:style-name="OOoTableHeader">Effect</text:p>
            </table:table-cell>
          </table:table-row>
        </table:table-header-rows>
        <table:table-row table:style-name="navigationshortcuts.2">
          <table:table-cell table:style-name="navigationshortcuts.A2" office:value-type="string">
            <text:p text:style-name="OOoTableText"><text:span text:style-name="OOoKeystroke">Ctrl+Home</text:span></text:p>
          </table:table-cell>
          <table:table-cell table:style-name="navigationshortcuts.B2" office:value-type="string">
            <text:p text:style-name="OOoTableText">Moves the cursor to the first cell in the sheet (cell A1).</text:p>
          </table:table-cell>
        </table:table-row>
        <table:table-row table:style-name="navigationshortcuts.1">
          <table:table-cell table:style-name="navigationshortcuts.A3" office:value-type="string">
            <text:p text:style-name="OOoTableText"><text:span text:style-name="OOoKeystroke">Ctrl+End</text:span></text:p>
          </table:table-cell>
          <table:table-cell table:style-name="navigationshortcuts.B2" office:value-type="string">
            <text:p text:style-name="OOoTableText">Moves the cursor to the intersection of the last row and the last column that have content. The cell itself may be empty.</text:p>
          </table:table-cell>
        </table:table-row>
        <table:table-row table:style-name="navigationshortcuts.2">
          <table:table-cell table:style-name="navigationshortcuts.A3" office:value-type="string">
            <text:p text:style-name="OOoTableText"><text:span text:style-name="OOoKeystroke">Home</text:span></text:p>
          </table:table-cell>
          <table:table-cell table:style-name="navigationshortcuts.B2" office:value-type="string">
            <text:p text:style-name="OOoTableText">Moves the cursor to the first cell of the current row.</text:p>
          </table:table-cell>
        </table:table-row>
        <table:table-row table:style-name="navigationshortcuts.1">
          <table:table-cell table:style-name="navigationshortcuts.A3" office:value-type="string">
            <text:p text:style-name="OOoTableText"><text:span text:style-name="OOoKeystroke">End</text:span></text:p>
          </table:table-cell>
          <table:table-cell table:style-name="navigationshortcuts.B2" office:value-type="string">
            <text:p text:style-name="OOoTableText">Moves the cursor to the last cell of the current row in a column containing data.</text:p>
          </table:table-cell>
        </table:table-row>
        <table:table-row table:style-name="navigationshortcuts.2">
          <table:table-cell table:style-name="navigationshortcuts.A3" office:value-type="string">
            <text:p text:style-name="OOoTableText"><text:span text:style-name="OOoKeystroke">Ctrl+Left Arrow</text:span></text:p>
          </table:table-cell>
          <table:table-cell table:style-name="navigationshortcuts.B2" office:value-type="string">
            <text:p text:style-name="OOoTableText">Moves the cursor to the left edge of the current data range. If the column to the left of the cell that contains the cursor is empty, the cursor moves to the next column to the left that contains data.</text:p>
          </table:table-cell>
        </table:table-row>
        <table:table-row table:style-name="navigationshortcuts.1">
          <table:table-cell table:style-name="navigationshortcuts.A3" office:value-type="string">
            <text:p text:style-name="OOoTableText"><text:span text:style-name="OOoKeystroke">Ctrl+Right Arrow</text:span></text:p>
          </table:table-cell>
          <table:table-cell table:style-name="navigationshortcuts.B2" office:value-type="string">
            <text:p text:style-name="OOoTableText">Moves the cursor to the right edge of the current data range.<text:span text:style-name="T6"> </text:span>If the column to the right of the cell that contains the cursor is empty, the cursor moves to the next column to the right that contains data.</text:p>
          </table:table-cell>
        </table:table-row>
        <table:table-row table:style-name="navigationshortcuts.2">
          <table:table-cell table:style-name="navigationshortcuts.A3" office:value-type="string">
            <text:p text:style-name="OOoTableText"><text:span text:style-name="OOoKeystroke">Ctrl+Up Arrow</text:span></text:p>
          </table:table-cell>
          <table:table-cell table:style-name="navigationshortcuts.B2" office:value-type="string">
            <text:p text:style-name="OOoTableText">Moves the cursor to the top edge of the current data range.<text:span text:style-name="T6"> </text:span>If the row above the cell that contains the cursor is empty, the cursor moves up to the next row that contains data.</text:p>
          </table:table-cell>
        </table:table-row>
        <table:table-row table:style-name="navigationshortcuts.1">
          <table:table-cell table:style-name="navigationshortcuts.A3" office:value-type="string">
            <text:p text:style-name="OOoTableText"><text:span text:style-name="OOoKeystroke">Ctrl+Down Arrow</text:span></text:p>
          </table:table-cell>
          <table:table-cell table:style-name="navigationshortcuts.B2" office:value-type="string">
            <text:p text:style-name="OOoTableText">Moves the cursor to the bottom edge of the current data range.<text:span text:style-name="T6"> </text:span>If the row below the cell that contains the cursor is empty, the cursor moves down to the next row that contains data.</text:p>
          </table:table-cell>
        </table:table-row>
        <table:table-row table:style-name="navigationshortcuts.2">
          <table:table-cell table:style-name="navigationshortcuts.A3" office:value-type="string">
            <text:p text:style-name="OOoTableText"><text:span text:style-name="OOoKeystroke">Ctrl+Shift+Arrow</text:span></text:p>
          </table:table-cell>
          <table:table-cell table:style-name="navigationshortcuts.B2" office:value-type="string">
            <text:p text:style-name="OOoTableText">Selects all cells containing data from the current cell to the end of the continuous range of data cells, in the direction of the arrow pressed.<text:span text:style-name="T6"> </text:span>If used to select rows and columns together, a rectangular cell range is selected.</text:p>
          </table:table-cell>
        </table:table-row>
        <text:soft-page-break/>
        <table:table-row table:style-name="navigationshortcuts.1">
          <table:table-cell table:style-name="navigationshortcuts.A11" office:value-type="string">
            <text:p text:style-name="OOoTableText"><text:span text:style-name="OOoKeystroke">Ctrl+Page Up</text:span></text:p>
          </table:table-cell>
          <table:table-cell table:style-name="navigationshortcuts.B11" office:value-type="string">
            <text:p text:style-name="OOoTableText">Moves one sheet to the left.<text:span text:style-name="T6"> </text:span>In the page preview it moves to the previous print page.</text:p>
          </table:table-cell>
        </table:table-row>
        <table:table-row table:style-name="navigationshortcuts.2">
          <table:table-cell table:style-name="navigationshortcuts.A12" office:value-type="string">
            <text:p text:style-name="OOoTableText"><text:span text:style-name="OOoKeystroke">Ctrl+Page Down</text:span></text:p>
          </table:table-cell>
          <table:table-cell table:style-name="navigationshortcuts.B12" office:value-type="string">
            <text:p text:style-name="OOoTableText">Moves one sheet to the right. In the page preview it moves to the next print page.</text:p>
          </table:table-cell>
        </table:table-row>
        <table:table-row table:style-name="navigationshortcuts.1">
          <table:table-cell table:style-name="navigationshortcuts.A3" office:value-type="string">
            <text:p text:style-name="OOoTableText"><text:span text:style-name="OOoKeystroke">Page Up</text:span></text:p>
          </table:table-cell>
          <table:table-cell table:style-name="navigationshortcuts.B2" office:value-type="string">
            <text:p text:style-name="OOoTableText">Moves the viewable rows up one screen.</text:p>
          </table:table-cell>
        </table:table-row>
        <table:table-row table:style-name="navigationshortcuts.2">
          <table:table-cell table:style-name="navigationshortcuts.A3" office:value-type="string">
            <text:p text:style-name="OOoTableText"><text:span text:style-name="OOoKeystroke">Page Down</text:span></text:p>
          </table:table-cell>
          <table:table-cell table:style-name="navigationshortcuts.B2" office:value-type="string">
            <text:p text:style-name="OOoTableText">Moves the viewable rows down one screen.</text:p>
          </table:table-cell>
        </table:table-row>
        <table:table-row table:style-name="navigationshortcuts.1">
          <table:table-cell table:style-name="navigationshortcuts.A3" office:value-type="string">
            <text:p text:style-name="OOoTableText"><text:span text:style-name="OOoKeystroke">Alt+Page Up</text:span></text:p>
          </table:table-cell>
          <table:table-cell table:style-name="navigationshortcuts.B2" office:value-type="string">
            <text:p text:style-name="OOoTableText">Moves the viewable columns one screen to the left.</text:p>
          </table:table-cell>
        </table:table-row>
        <table:table-row table:style-name="navigationshortcuts.2">
          <table:table-cell table:style-name="navigationshortcuts.A3" office:value-type="string">
            <text:p text:style-name="OOoTableText"><text:span text:style-name="OOoKeystroke">Alt+Page Down</text:span></text:p>
          </table:table-cell>
          <table:table-cell table:style-name="navigationshortcuts.B2" office:value-type="string">
            <text:p text:style-name="OOoTableText">Moves the viewable columns one screen to the right.</text:p>
          </table:table-cell>
        </table:table-row>
        <table:table-row table:style-name="navigationshortcuts.1">
          <table:table-cell table:style-name="navigationshortcuts.A3" office:value-type="string">
            <text:p text:style-name="OOoTableText"><text:span text:style-name="OOoKeystroke">Shift+Ctrl+Page Up</text:span></text:p>
          </table:table-cell>
          <table:table-cell table:style-name="navigationshortcuts.B2" office:value-type="string">
            <text:p text:style-name="OOoTableText">Adds the previous sheet to the current selection of sheets.<text:span text:style-name="T6"> </text:span>If all the sheets in a spreadsheet are selected, this combination only selects the previous sheet.<text:span text:style-name="T6"> </text:span>Makes the previous sheet the current sheet.</text:p>
          </table:table-cell>
        </table:table-row>
        <table:table-row table:style-name="navigationshortcuts.2">
          <table:table-cell table:style-name="navigationshortcuts.A3" office:value-type="string">
            <text:p text:style-name="OOoTableText"><text:span text:style-name="OOoKeystroke">Shift+Ctrl+Page Down</text:span></text:p>
          </table:table-cell>
          <table:table-cell table:style-name="navigationshortcuts.B2" office:value-type="string">
            <text:p text:style-name="OOoTableText">Adds the next sheet to the current selection of sheets.<text:span text:style-name="T6"> </text:span>If all the sheets in a spreadsheet are selected, this combination only selects the next sheet.<text:span text:style-name="T6"> </text:span>Makes the next sheet the current sheet.</text:p>
          </table:table-cell>
        </table:table-row>
        <table:table-row table:style-name="navigationshortcuts.1">
          <table:table-cell table:style-name="navigationshortcuts.A3" office:value-type="string">
            <text:p text:style-name="OOoTableText"><text:span text:style-name="OOoKeystroke">Ctrl+* </text:span></text:p>
          </table:table-cell>
          <table:table-cell table:style-name="navigationshortcuts.B2" office:value-type="string">
            <text:p text:style-name="OOoTableText">Selects the data range that contains the cursor.<text:span text:style-name="T6"> </text:span>A range is a contiguous cell range that contains data and is bounded by empty rows and columns.<text:span text:style-name="T6"> </text:span>The “*” key is the multiplication sign on the numeric key pad.</text:p>
          </table:table-cell>
        </table:table-row>
        <table:table-row table:style-name="navigationshortcuts.2">
          <table:table-cell table:style-name="navigationshortcuts.A3" office:value-type="string">
            <text:p text:style-name="OOoTableText"><text:span text:style-name="OOoKeystroke">Ctrl+/</text:span></text:p>
          </table:table-cell>
          <table:table-cell table:style-name="navigationshortcuts.B2" office:value-type="string">
            <text:p text:style-name="OOoTableText">Selects the matrix formula range that contains the cursor. The “/” key is the division sign on the numeric key pad.</text:p>
          </table:table-cell>
        </table:table-row>
        <table:table-row table:style-name="navigationshortcuts.1">
          <table:table-cell table:style-name="navigationshortcuts.A11" office:value-type="string">
            <text:p text:style-name="OOoTableText"><text:span text:style-name="OOoKeystroke">Enter —</text:span> in a selected range</text:p>
          </table:table-cell>
          <table:table-cell table:style-name="navigationshortcuts.B11" office:value-type="string">
            <text:p text:style-name="OOoTableText">By default, moves the cursor down one cell in a selected range.<text:span text:style-name="T6"> </text:span>To specify the direction that the cursor moves, choose <text:span text:style-name="OOoMenuPath">Tools &gt; Options &gt; OpenOffice Calc &gt; General.</text:span></text:p>
          </table:table-cell>
        </table:table-row>
      </table:table>
      <text:h text:style-name="OOoHeading_20_1" text:outline-level="2"><text:bookmark-start text:name="__RefHeading__989_1253041391"/><text:alphabetical-index-mark text:string-value="function keys" text:key1="keyboard shortcuts"/>Function and <text:change text:change-id="ct344795472"/><text:alphabetical-index-mark text:string-value="arrow keys" text:key1="keyboard shortcuts"/><text:change-start text:change-id="ct344797448"/>A<text:change-end text:change-id="ct344797448"/>rrow <text:change-start text:change-id="ct344797240"/>K<text:change-end text:change-id="ct344797240"/><text:change text:change-id="ct344797344"/>ey <text:change text:change-id="ct344797552"/><text:change-start text:change-id="ct344794848"/>S<text:change-end text:change-id="ct344794848"/>hortcuts<text:bookmark-end text:name="__RefHeading__989_1253041391"/></text:h>
      <text:p text:style-name="OOoTableCaption">Table <text:sequence text:ref-name="refTable1" text:name="Table" text:formula="ooow:Table+1" style:num-format="1">2</text:sequence>: Function key shortcuts</text:p>
      <table:table table:name="functionkeys" table:style-name="functionkeys">
        <table:table-column table:style-name="functionkeys.A"/>
        <table:table-column table:style-name="functionkeys.B"/>
        <table:table-header-rows>
          <table:table-row table:style-name="functionkeys.1">
            <table:table-cell table:style-name="functionkeys.A1" office:value-type="string">
              <text:p text:style-name="OOoTableHeader">Shortcut Keys</text:p>
            </table:table-cell>
            <table:table-cell table:style-name="functionkeys.B1" office:value-type="string">
              <text:p text:style-name="OOoTableHeader">Effect</text:p>
            </table:table-cell>
          </table:table-row>
        </table:table-header-rows>
        <table:table-row table:style-name="functionkeys.2">
          <table:table-cell table:style-name="functionkeys.A2" office:value-type="string">
            <text:p text:style-name="OOoTableText"><text:span text:style-name="OOoKeystroke">F1</text:span></text:p>
          </table:table-cell>
          <table:table-cell table:style-name="functionkeys.B2" office:value-type="string">
            <text:p text:style-name="P10">Displays the <text:span text:style-name="T8">OpenOffice</text:span> help browser.<text:span text:style-name="T6"> </text:span>When the help browser is already open <text:span text:style-name="OOoKeystroke"><text:span text:style-name="T3">F1</text:span></text:span> jumps to the main help page.</text:p>
          </table:table-cell>
        </table:table-row>
        <table:table-row table:style-name="functionkeys.1">
          <table:table-cell table:style-name="functionkeys.A3" office:value-type="string">
            <text:p text:style-name="OOoTableText"><text:span text:style-name="OOoKeystroke">Shift+F1</text:span></text:p>
          </table:table-cell>
          <table:table-cell table:style-name="functionkeys.B2" office:value-type="string">
            <text:p text:style-name="OOoTableText">Displays context help.</text:p>
          </table:table-cell>
        </table:table-row>
        <table:table-row table:style-name="functionkeys.2">
          <table:table-cell table:style-name="functionkeys.A3" office:value-type="string">
            <text:p text:style-name="OOoTableText"><text:span text:style-name="OOoKeystroke">Ctrl+F1</text:span></text:p>
          </table:table-cell>
          <table:table-cell table:style-name="functionkeys.B2" office:value-type="string">
            <text:p text:style-name="OOoTableText">Displays the comment that is attached to the current cell.</text:p>
          </table:table-cell>
        </table:table-row>
        <table:table-row table:style-name="functionkeys.1">
          <table:table-cell table:style-name="functionkeys.A3" office:value-type="string">
            <text:p text:style-name="OOoTableText"><text:span text:style-name="OOoKeystroke">F2</text:span></text:p>
          </table:table-cell>
          <table:table-cell table:style-name="functionkeys.B2" office:value-type="string">
            <text:p text:style-name="OOoTableText">Switches to Edit mode and places the cursor at the end of the contents of the current cell.<text:span text:style-name="T6"> </text:span>If the cursor is in an input box in a dialog that has a minimize button, the dialog is hidden and the input box remains visible.<text:span text:style-name="T6"> </text:span>Press <text:span text:style-name="OOoKeystroke"><text:span text:style-name="T3">F2</text:span></text:span> again to show the whole dialog.</text:p>
          </table:table-cell>
        </table:table-row>
        <table:table-row table:style-name="functionkeys.2">
          <table:table-cell table:style-name="functionkeys.A3" office:value-type="string">
            <text:p text:style-name="OOoTableText"><text:span text:style-name="OOoKeystroke">Ctrl+F2</text:span></text:p>
          </table:table-cell>
          <table:table-cell table:style-name="functionkeys.B2" office:value-type="string">
            <text:p text:style-name="OOoTableText">Opens the Function Wizard.</text:p>
          </table:table-cell>
        </table:table-row>
        <text:soft-page-break/>
        <table:table-row table:style-name="functionkeys.1">
          <table:table-cell table:style-name="functionkeys.A3" office:value-type="string">
            <text:p text:style-name="OOoTableText"><text:span text:style-name="OOoKeystroke">Shift+Ctrl+F2</text:span></text:p>
          </table:table-cell>
          <table:table-cell table:style-name="functionkeys.B2" office:value-type="string">
            <text:p text:style-name="OOoTableText">Moves the cursor to the input line where you can enter a formula for the current cell.</text:p>
          </table:table-cell>
        </table:table-row>
        <table:table-row table:style-name="functionkeys.2">
          <table:table-cell table:style-name="functionkeys.A8" office:value-type="string">
            <text:p text:style-name="OOoTableText"><text:span text:style-name="OOoKeystroke">Ctrl+F3</text:span></text:p>
          </table:table-cell>
          <table:table-cell table:style-name="functionkeys.B8" office:value-type="string">
            <text:p text:style-name="OOoTableText">Opens the <text:span text:style-name="OOoEmphasis">Define Names </text:span>dialog.</text:p>
          </table:table-cell>
        </table:table-row>
        <table:table-row table:style-name="functionkeys.1">
          <table:table-cell table:style-name="functionkeys.A3" office:value-type="string">
            <text:p text:style-name="OOoTableText"><text:span text:style-name="OOoKeystroke">F4</text:span></text:p>
          </table:table-cell>
          <table:table-cell table:style-name="functionkeys.B2" office:value-type="string">
            <text:p text:style-name="OOoTableText">Shows or hides the <text:span text:style-name="OOoEmphasis">Data Sources</text:span> menu.</text:p>
          </table:table-cell>
        </table:table-row>
        <table:table-row table:style-name="functionkeys.2">
          <table:table-cell table:style-name="functionkeys.A3" office:value-type="string">
            <text:p text:style-name="OOoTableText"><text:span text:style-name="OOoKeystroke">Shift+F4</text:span></text:p>
          </table:table-cell>
          <table:table-cell table:style-name="functionkeys.B2" office:value-type="string">
            <text:p text:style-name="OOoTableText">Rearranges the relative or absolute references (for example, A1, $A$1, $A1, A$1) in the input field.</text:p>
          </table:table-cell>
        </table:table-row>
        <table:table-row table:style-name="functionkeys.1">
          <table:table-cell table:style-name="functionkeys.A3" office:value-type="string">
            <text:p text:style-name="OOoTableText"><text:span text:style-name="OOoKeystroke">F5</text:span></text:p>
          </table:table-cell>
          <table:table-cell table:style-name="functionkeys.B2" office:value-type="string">
            <text:p text:style-name="OOoTableText">Shows or hides the <text:span text:style-name="OOoEmphasis">Navigator</text:span>.</text:p>
          </table:table-cell>
        </table:table-row>
        <table:table-row table:style-name="functionkeys.2">
          <table:table-cell table:style-name="functionkeys.A3" office:value-type="string">
            <text:p text:style-name="OOoTableText"><text:span text:style-name="OOoKeystroke">Shift+F5</text:span></text:p>
          </table:table-cell>
          <table:table-cell table:style-name="functionkeys.B2" office:value-type="string">
            <text:p text:style-name="OOoTableText">Traces dependents, that is, items whose nature and role are contingent upon the current field</text:p>
          </table:table-cell>
        </table:table-row>
        <table:table-row table:style-name="functionkeys.1">
          <table:table-cell table:style-name="functionkeys.A3" office:value-type="string">
            <text:p text:style-name="OOoTableText"><text:span text:style-name="OOoKeystroke">Shift+Ctrl+F5</text:span></text:p>
          </table:table-cell>
          <table:table-cell table:style-name="functionkeys.B2" office:value-type="string">
            <text:p text:style-name="OOoTableText">Moves the cursor to the Name box.</text:p>
          </table:table-cell>
        </table:table-row>
        <table:table-row table:style-name="functionkeys.2">
          <table:table-cell table:style-name="functionkeys.A3" office:value-type="string">
            <text:p text:style-name="OOoTableText"><text:span text:style-name="OOoKeystroke">F7</text:span></text:p>
          </table:table-cell>
          <table:table-cell table:style-name="functionkeys.B2" office:value-type="string">
            <text:p text:style-name="OOoTableText">Checks spelling in the current sheet.</text:p>
          </table:table-cell>
        </table:table-row>
        <table:table-row table:style-name="functionkeys.1">
          <table:table-cell table:style-name="functionkeys.A3" office:value-type="string">
            <text:p text:style-name="OOoTableText"><text:span text:style-name="OOoKeystroke">Ctrl+F7</text:span></text:p>
          </table:table-cell>
          <table:table-cell table:style-name="functionkeys.B2" office:value-type="string">
            <text:p text:style-name="OOoTableText">Opens the <text:span text:style-name="OOoEmphasis">Thesaurus</text:span> if the current cell contains text.</text:p>
          </table:table-cell>
        </table:table-row>
        <table:table-row table:style-name="functionkeys.2">
          <table:table-cell table:style-name="functionkeys.A3" office:value-type="string">
            <text:p text:style-name="OOoTableText"><text:span text:style-name="OOoKeystroke">Shift+F7</text:span></text:p>
          </table:table-cell>
          <table:table-cell table:style-name="functionkeys.B2" office:value-type="string">
            <text:p text:style-name="OOoTableText">Traces precedents, that is, items whose nature and role determine those of the current field</text:p>
          </table:table-cell>
        </table:table-row>
        <table:table-row table:style-name="functionkeys.1">
          <table:table-cell table:style-name="functionkeys.A3" office:value-type="string">
            <text:p text:style-name="OOoTableText"><text:span text:style-name="OOoKeystroke">F8</text:span></text:p>
          </table:table-cell>
          <table:table-cell table:style-name="functionkeys.B2" office:value-type="string">
            <text:p text:style-name="OOoTableText">Turns additional selection mode on or off.<text:span text:style-name="T6"> </text:span>In this mode, you can use the arrow keys to extend the selection.<text:span text:style-name="T6"> </text:span>You can also click in another cell to extend the selection.</text:p>
          </table:table-cell>
        </table:table-row>
        <table:table-row table:style-name="functionkeys.2">
          <table:table-cell table:style-name="functionkeys.A3" office:value-type="string">
            <text:p text:style-name="OOoTableText"><text:span text:style-name="OOoKeystroke">Ctrl+F8</text:span></text:p>
          </table:table-cell>
          <table:table-cell table:style-name="functionkeys.B2" office:value-type="string">
            <text:p text:style-name="OOoTableText">Colors cells depending on whether they contain text (black), numbers (blue) or a formula (green)</text:p>
          </table:table-cell>
        </table:table-row>
        <table:table-row table:style-name="functionkeys.1">
          <table:table-cell table:style-name="functionkeys.A3" office:value-type="string">
            <text:p text:style-name="OOoTableText"><text:span text:style-name="OOoKeystroke">F9</text:span></text:p>
          </table:table-cell>
          <table:table-cell table:style-name="functionkeys.B2" office:value-type="string">
            <text:p text:style-name="OOoTableText">Recalculates all of the formulas in the sheet<text:change-start text:change-id="ct344797656"/> whose inputs have changed<text:change-end text:change-id="ct344797656"/>.</text:p>
          </table:table-cell>
        </table:table-row>
        <table:table-row table:style-name="functionkeys.2">
          <table:table-cell table:style-name="functionkeys.A3" office:value-type="string">
            <text:p text:style-name="OOoTableText"><text:change-start text:change-id="ct344795888"/><text:span text:style-name="OOoKeystroke">Shift+</text:span><text:change-end text:change-id="ct344795888"/><text:span text:style-name="OOoKeystroke">Ctrl+F9</text:span></text:p>
          </table:table-cell>
          <table:table-cell table:style-name="functionkeys.B2" office:value-type="string">
            <text:p text:style-name="OOoTableText"><text:change text:change-id="ct344795056"/><text:change-start text:change-id="ct344795992"/><text:s/>Hard recalculate. <text:change-end text:change-id="ct344795992"/><text:change-start text:change-id="ct187253456"/>All formulas are recalculated.<text:change-end text:change-id="ct187253456"/></text:p>
          </table:table-cell>
        </table:table-row>
        <table:table-row table:style-name="functionkeys.1">
          <table:table-cell table:style-name="functionkeys.A3" office:value-type="string">
            <text:p text:style-name="OOoTableText"><text:span text:style-name="OOoKeystroke">F11</text:span></text:p>
          </table:table-cell>
          <table:table-cell table:style-name="functionkeys.B2" office:value-type="string">
            <text:p text:style-name="OOoTableText">Opens the Styles and Formatting window where you can apply a formatting style to the contents of the cell or to the current sheet.</text:p>
          </table:table-cell>
        </table:table-row>
        <table:table-row table:style-name="functionkeys.2">
          <table:table-cell table:style-name="functionkeys.A3" office:value-type="string">
            <text:p text:style-name="OOoTableText"><text:span text:style-name="OOoKeystroke">Shift+F11</text:span></text:p>
          </table:table-cell>
          <table:table-cell table:style-name="functionkeys.B2" office:value-type="string">
            <text:p text:style-name="OOoTableText">Creates a document template.</text:p>
          </table:table-cell>
        </table:table-row>
        <table:table-row table:style-name="functionkeys.1">
          <table:table-cell table:style-name="functionkeys.A3" office:value-type="string">
            <text:p text:style-name="OOoTableText"><text:span text:style-name="OOoKeystroke">Shift+Ctrl+F11</text:span></text:p>
          </table:table-cell>
          <table:table-cell table:style-name="functionkeys.B2" office:value-type="string">
            <text:p text:style-name="OOoTableText">Updates the templates.</text:p>
          </table:table-cell>
        </table:table-row>
        <table:table-row table:style-name="functionkeys.2">
          <table:table-cell table:style-name="functionkeys.A3" office:value-type="string">
            <text:p text:style-name="OOoTableText"><text:span text:style-name="OOoKeystroke">F12</text:span></text:p>
          </table:table-cell>
          <table:table-cell table:style-name="functionkeys.B2" office:value-type="string">
            <text:p text:style-name="OOoTableText">Groups the selected data range.</text:p>
          </table:table-cell>
        </table:table-row>
        <table:table-row table:style-name="functionkeys.1">
          <table:table-cell table:style-name="functionkeys.A8" office:value-type="string">
            <text:p text:style-name="OOoTableText"><text:span text:style-name="OOoKeystroke">Ctrl+F12</text:span></text:p>
          </table:table-cell>
          <table:table-cell table:style-name="functionkeys.B8" office:value-type="string">
            <text:p text:style-name="OOoTableText">Ungroups the selected data range.</text:p>
          </table:table-cell>
        </table:table-row>
      </table:table>
      <text:p text:style-name="OOoTableCaption">Table <text:sequence text:ref-name="refTable2" text:name="Table" text:formula="ooow:Table+1" style:num-format="1">3</text:sequence>. Arrow key shortcuts</text:p>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p>
            </table:table-cell>
            <table:table-cell table:style-name="Table1.B1" office:value-type="string">
              <text:p text:style-name="OOoTableHeader">Effect</text:p>
            </table:table-cell>
          </table:table-row>
        </table:table-header-rows>
        <table:table-row table:style-name="Table1.2">
          <table:table-cell table:style-name="Table1.A2" office:value-type="string">
            <text:p text:style-name="OOoTableText"><text:span text:style-name="OOoKeystroke">Alt+Down Arrow</text:span></text:p>
          </table:table-cell>
          <table:table-cell table:style-name="Table1.B2" office:value-type="string">
            <text:p text:style-name="OOoTableText">Increases the height of current row.</text:p>
          </table:table-cell>
        </table:table-row>
        <table:table-row table:style-name="Table1.3">
          <table:table-cell table:style-name="Table1.A2" office:value-type="string">
            <text:p text:style-name="OOoTableText"><text:span text:style-name="OOoKeystroke">Alt+Up Arrow</text:span></text:p>
          </table:table-cell>
          <table:table-cell table:style-name="Table1.B2" office:value-type="string">
            <text:p text:style-name="OOoTableText">Decreases the height of current row.</text:p>
          </table:table-cell>
        </table:table-row>
        <table:table-row table:style-name="Table1.2">
          <table:table-cell table:style-name="Table1.A2" office:value-type="string">
            <text:p text:style-name="OOoTableText"><text:span text:style-name="OOoKeystroke">Alt+Right Arrow</text:span></text:p>
          </table:table-cell>
          <table:table-cell table:style-name="Table1.B2" office:value-type="string">
            <text:p text:style-name="OOoTableText">Increases the width of the current column.</text:p>
          </table:table-cell>
        </table:table-row>
        <table:table-row table:style-name="Table1.3">
          <table:table-cell table:style-name="Table1.A2" office:value-type="string">
            <text:p text:style-name="OOoTableText"><text:span text:style-name="OOoKeystroke">Alt+Left Arrow</text:span></text:p>
          </table:table-cell>
          <table:table-cell table:style-name="Table1.B2" office:value-type="string">
            <text:p text:style-name="OOoTableText">Decreases the width of the current column.</text:p>
          </table:table-cell>
        </table:table-row>
        <table:table-row table:style-name="Table1.2">
          <table:table-cell table:style-name="Table1.A6" office:value-type="string">
            <text:p text:style-name="OOoTableText"><text:span text:style-name="OOoKeystroke">Alt+Shift+Arrow </text:span><text:soft-page-break/><text:span text:style-name="OOoKeystroke">Key</text:span></text:p>
          </table:table-cell>
          <table:table-cell table:style-name="Table1.B6" office:value-type="string">
            <text:p text:style-name="OOoTableText">Optimizes the column width or row height based on the <text:soft-page-break/>current cell.</text:p>
          </table:table-cell>
        </table:table-row>
      </table:table>
      <text:h text:style-name="OOoHeading_20_1" text:outline-level="2"><text:bookmark-start text:name="__RefHeading__991_1253041391"/><text:alphabetical-index-mark text:string-value="cell formatting" text:key1="keyboard shortcuts"/>Cell <text:change text:change-id="ct187250336"/><text:change-start text:change-id="ct187250544"/>F<text:change-end text:change-id="ct187250544"/>ormatting <text:change text:change-id="ct187252832"/><text:change-start text:change-id="ct187251064"/>S<text:change-end text:change-id="ct187251064"/>hortcuts<text:bookmark-end text:name="__RefHeading__991_1253041391"/></text:h>
      <text:p text:style-name="P6"><text:span text:style-name="OOoKeystroke">Ctrl+1</text:span> open the Format Cells dialog.<office:annotation><dc:creator>f c</dc:creator><dc:date>2021-06-14T10:52:51.88</dc:date><text:p text:style-name="P20"><text:span text:style-name="T10">There was a Note that the Table 4 shortcuts do not work on Linux desktops. I tested Linux Mint with Cinnamon and they did work. </text:span></text:p></office:annotatio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he shortcut keys shown in <text:sequence-ref text:reference-format="category-and-value" text:ref-name="refTable3">Table 4</text:sequence-ref> <text:span text:style-name="OOoMenuPath">do not</text:span> use the number keys on the number pad. They use the number keys above the letter keys on the main keyboard.</text:p>
          </table:table-cell>
        </table:table-row>
      </table:table>
      <text:p text:style-name="OOoTableCaption">Table <text:sequence text:ref-name="refTable3" text:name="Table" text:formula="ooow:Table+1" style:num-format="1">4</text:sequence>: Formatting shortcut keys</text:p>
      <table:table table:name="Formattingshortcutkeys" table:style-name="Formattingshortcutkeys">
        <table:table-column table:style-name="Formattingshortcutkeys.A"/>
        <table:table-column table:style-name="Formattingshortcutkeys.B"/>
        <table:table-header-rows>
          <table:table-row table:style-name="Formattingshortcutkeys.1">
            <table:table-cell table:style-name="Formattingshortcutkeys.A1" office:value-type="string">
              <text:p text:style-name="OOoTableHeader">Shortcut Keys</text:p>
            </table:table-cell>
            <table:table-cell table:style-name="Formattingshortcutkeys.B1" office:value-type="string">
              <text:p text:style-name="OOoTableHeader">Effect</text:p>
            </table:table-cell>
          </table:table-row>
        </table:table-header-rows>
        <table:table-row table:style-name="Formattingshortcutkeys.2">
          <table:table-cell table:style-name="Formattingshortcutkeys.A2" office:value-type="string">
            <text:p text:style-name="OOoTableText"><text:span text:style-name="OOoKeystroke">Ctrl+Shift+1</text:span></text:p>
          </table:table-cell>
          <table:table-cell table:style-name="Formattingshortcutkeys.B2" office:value-type="string">
            <text:p text:style-name="OOoTableText">Two decimal places, thousands separator</text:p>
          </table:table-cell>
        </table:table-row>
        <table:table-row table:style-name="Formattingshortcutkeys.1">
          <table:table-cell table:style-name="Formattingshortcutkeys.A3" office:value-type="string">
            <text:p text:style-name="OOoTableText"><text:span text:style-name="OOoKeystroke">Ctrl+Shift+2</text:span></text:p>
          </table:table-cell>
          <table:table-cell table:style-name="Formattingshortcutkeys.B2" office:value-type="string">
            <text:p text:style-name="OOoTableText">Standard exponential format</text:p>
          </table:table-cell>
        </table:table-row>
        <table:table-row table:style-name="Formattingshortcutkeys.2">
          <table:table-cell table:style-name="Formattingshortcutkeys.A3" office:value-type="string">
            <text:p text:style-name="OOoTableText"><text:span text:style-name="OOoKeystroke">Ctrl+Shift+3</text:span></text:p>
          </table:table-cell>
          <table:table-cell table:style-name="Formattingshortcutkeys.B2" office:value-type="string">
            <text:p text:style-name="OOoTableText">Standard date format</text:p>
          </table:table-cell>
        </table:table-row>
        <table:table-row table:style-name="Formattingshortcutkeys.1">
          <table:table-cell table:style-name="Formattingshortcutkeys.A3" office:value-type="string">
            <text:p text:style-name="OOoTableText"><text:span text:style-name="OOoKeystroke">Ctrl+Shift+4</text:span></text:p>
          </table:table-cell>
          <table:table-cell table:style-name="Formattingshortcutkeys.B2" office:value-type="string">
            <text:p text:style-name="OOoTableText">Standard currency format</text:p>
          </table:table-cell>
        </table:table-row>
        <table:table-row table:style-name="Formattingshortcutkeys.2">
          <table:table-cell table:style-name="Formattingshortcutkeys.A3" office:value-type="string">
            <text:p text:style-name="OOoTableText"><text:span text:style-name="OOoKeystroke">Ctrl+Shift+5</text:span></text:p>
          </table:table-cell>
          <table:table-cell table:style-name="Formattingshortcutkeys.B2" office:value-type="string">
            <text:p text:style-name="OOoTableText">Standard percentage format (two decimal places)</text:p>
          </table:table-cell>
        </table:table-row>
        <table:table-row table:style-name="Formattingshortcutkeys.1">
          <table:table-cell table:style-name="Formattingshortcutkeys.A7" office:value-type="string">
            <text:p text:style-name="OOoTableText"><text:span text:style-name="OOoKeystroke">Ctrl+Shift+6</text:span></text:p>
          </table:table-cell>
          <table:table-cell table:style-name="Formattingshortcutkeys.B7" office:value-type="string">
            <text:p text:style-name="OOoTableText">Standard format</text:p>
          </table:table-cell>
        </table:table-row>
      </table:table>
      <text:h text:style-name="P2" text:outline-level="2"><text:bookmark-start text:name="__RefHeading__993_1253041391"/><text:alphabetical-index-mark-start text:id="IMark28700780" text:key1="keyboard shortcuts"/><text:span text:style-name="T2">Pivot Table</text:span><text:alphabetical-index-mark-end text:id="IMark28700780"/> <text:change text:change-id="ct187252624"/><text:change-start text:change-id="ct187252728"/>S<text:change-end text:change-id="ct187252728"/>hortcuts<text:bookmark-end text:name="__RefHeading__993_1253041391"/></text:h>
      <text:p text:style-name="P7"><text:change-start text:change-id="ct187251376"/>These shortcuts apply to the dialog used to define the layout of a Pivot Table.</text:p>
      <text:p text:style-name="OOoTableCaption"><text:change-end text:change-id="ct187251376"/>Table <text:sequence text:ref-name="refTable4" text:name="Table" text:formula="ooow:Table+1" style:num-format="1">5</text:sequence>: Pivot Table shortcut keys</text:p>
      <table:table table:name="DataPilotshortcutkeys" table:style-name="DataPilotshortcutkeys">
        <table:table-column table:style-name="DataPilotshortcutkeys.A"/>
        <table:table-column table:style-name="DataPilotshortcutkeys.B"/>
        <table:table-header-rows>
          <table:table-row table:style-name="DataPilotshortcutkeys.1">
            <table:table-cell table:style-name="DataPilotshortcutkeys.A1" office:value-type="string">
              <text:p text:style-name="OOoTableHeader">Shortcut Keys</text:p>
            </table:table-cell>
            <table:table-cell table:style-name="DataPilotshortcutkeys.B1" office:value-type="string">
              <text:p text:style-name="OOoTableHeader">Effect</text:p>
            </table:table-cell>
          </table:table-row>
        </table:table-header-rows>
        <table:table-row table:style-name="DataPilotshortcutkeys.2">
          <table:table-cell table:style-name="DataPilotshortcutkeys.A2" office:value-type="string">
            <text:p text:style-name="OOoTableText"><text:span text:style-name="OOoKeystroke">Tab</text:span></text:p>
          </table:table-cell>
          <table:table-cell table:style-name="DataPilotshortcutkeys.B2" office:value-type="string">
            <text:p text:style-name="OOoTableText">Changes the focus by moving forward through the areas and buttons of the dialog.</text:p>
          </table:table-cell>
        </table:table-row>
        <table:table-row table:style-name="DataPilotshortcutkeys.1">
          <table:table-cell table:style-name="DataPilotshortcutkeys.A3" office:value-type="string">
            <text:p text:style-name="OOoTableText"><text:span text:style-name="OOoKeystroke">Shift+Tab</text:span></text:p>
          </table:table-cell>
          <table:table-cell table:style-name="DataPilotshortcutkeys.B2" office:value-type="string">
            <text:p text:style-name="OOoTableText">Changes the focus by moving backward through the areas and buttons of the dialog.</text:p>
          </table:table-cell>
        </table:table-row>
        <table:table-row table:style-name="DataPilotshortcutkeys.2">
          <table:table-cell table:style-name="DataPilotshortcutkeys.A3" office:value-type="string">
            <text:p text:style-name="OOoTableText"><text:span text:style-name="OOoKeystroke">Up arrow</text:span></text:p>
          </table:table-cell>
          <table:table-cell table:style-name="DataPilotshortcutkeys.B2" office:value-type="string">
            <text:p text:style-name="OOoTableText">Moves the focus up one item in the current dialog area.</text:p>
          </table:table-cell>
        </table:table-row>
        <table:table-row table:style-name="DataPilotshortcutkeys.1">
          <table:table-cell table:style-name="DataPilotshortcutkeys.A3" office:value-type="string">
            <text:p text:style-name="OOoTableText"><text:span text:style-name="OOoKeystroke">Down arrow</text:span></text:p>
          </table:table-cell>
          <table:table-cell table:style-name="DataPilotshortcutkeys.B2" office:value-type="string">
            <text:p text:style-name="OOoTableText">Moves the focus down one item in the current dialog area.</text:p>
          </table:table-cell>
        </table:table-row>
        <table:table-row table:style-name="DataPilotshortcutkeys.2">
          <table:table-cell table:style-name="DataPilotshortcutkeys.A3" office:value-type="string">
            <text:p text:style-name="OOoTableText"><text:span text:style-name="OOoKeystroke">Left arrow</text:span></text:p>
          </table:table-cell>
          <table:table-cell table:style-name="DataPilotshortcutkeys.B2" office:value-type="string">
            <text:p text:style-name="OOoTableText">Moves the focus one item to the left in the current dialog area.</text:p>
          </table:table-cell>
        </table:table-row>
        <table:table-row table:style-name="DataPilotshortcutkeys.1">
          <table:table-cell table:style-name="DataPilotshortcutkeys.A3" office:value-type="string">
            <text:p text:style-name="OOoTableText"><text:span text:style-name="OOoKeystroke">Right arrow</text:span></text:p>
          </table:table-cell>
          <table:table-cell table:style-name="DataPilotshortcutkeys.B2" office:value-type="string">
            <text:p text:style-name="OOoTableText">Moves the focus one item to the right in the current dialog area.</text:p>
          </table:table-cell>
        </table:table-row>
        <table:table-row table:style-name="DataPilotshortcutkeys.2">
          <table:table-cell table:style-name="DataPilotshortcutkeys.A3" office:value-type="string">
            <text:p text:style-name="OOoTableText"><text:span text:style-name="OOoKeystroke">Home</text:span></text:p>
          </table:table-cell>
          <table:table-cell table:style-name="DataPilotshortcutkeys.B2" office:value-type="string">
            <text:p text:style-name="OOoTableText">Selects the first field in the current layout area.</text:p>
          </table:table-cell>
        </table:table-row>
        <table:table-row table:style-name="DataPilotshortcutkeys.1">
          <table:table-cell table:style-name="DataPilotshortcutkeys.A3" office:value-type="string">
            <text:p text:style-name="OOoTableText"><text:span text:style-name="OOoKeystroke">End</text:span></text:p>
          </table:table-cell>
          <table:table-cell table:style-name="DataPilotshortcutkeys.B2" office:value-type="string">
            <text:p text:style-name="OOoTableText">Selects the last field in the current layout area.</text:p>
          </table:table-cell>
        </table:table-row>
        <table:table-row table:style-name="DataPilotshortcutkeys.2">
          <table:table-cell table:style-name="DataPilotshortcutkeys.A3" office:value-type="string">
            <text:p text:style-name="OOoTableText"><text:span text:style-name="OOoKeystroke">Alt+R</text:span></text:p>
          </table:table-cell>
          <table:table-cell table:style-name="DataPilotshortcutkeys.B2" office:value-type="string">
            <text:p text:style-name="OOoTableText">Copies or moves the current field into the “Row” area.</text:p>
          </table:table-cell>
        </table:table-row>
        <table:table-row table:style-name="DataPilotshortcutkeys.1">
          <table:table-cell table:style-name="DataPilotshortcutkeys.A3" office:value-type="string">
            <text:p text:style-name="OOoTableText"><text:span text:style-name="OOoKeystroke">Alt+C</text:span></text:p>
          </table:table-cell>
          <table:table-cell table:style-name="DataPilotshortcutkeys.B2" office:value-type="string">
            <text:p text:style-name="OOoTableText">Copies or moves the current field into the “Column” area.</text:p>
          </table:table-cell>
        </table:table-row>
        <table:table-row table:style-name="DataPilotshortcutkeys.2">
          <table:table-cell table:style-name="DataPilotshortcutkeys.A3" office:value-type="string">
            <text:p text:style-name="OOoTableText"><text:span text:style-name="OOoKeystroke">Alt+D</text:span></text:p>
          </table:table-cell>
          <table:table-cell table:style-name="DataPilotshortcutkeys.B2" office:value-type="string">
            <text:p text:style-name="OOoTableText">Copies or moves the current field into the “Data” area.</text:p>
          </table:table-cell>
        </table:table-row>
        <table:table-row table:style-name="DataPilotshortcutkeys.1">
          <table:table-cell table:style-name="DataPilotshortcutkeys.A3" office:value-type="string">
            <text:p text:style-name="OOoTableText"><text:span text:style-name="OOoKeystroke">Ctrl+Up Arrow</text:span></text:p>
          </table:table-cell>
          <table:table-cell table:style-name="DataPilotshortcutkeys.B2" office:value-type="string">
            <text:p text:style-name="OOoTableText">Moves the current field up one place.</text:p>
          </table:table-cell>
        </table:table-row>
        <table:table-row table:style-name="DataPilotshortcutkeys.2">
          <table:table-cell table:style-name="DataPilotshortcutkeys.A3" office:value-type="string">
            <text:p text:style-name="OOoTableText"><text:span text:style-name="OOoKeystroke">Ctrl+Down Arrow</text:span></text:p>
          </table:table-cell>
          <table:table-cell table:style-name="DataPilotshortcutkeys.B2" office:value-type="string">
            <text:p text:style-name="OOoTableText">Moves the current field down one place.</text:p>
          </table:table-cell>
        </table:table-row>
        <table:table-row table:style-name="DataPilotshortcutkeys.1">
          <table:table-cell table:style-name="DataPilotshortcutkeys.A3" office:value-type="string">
            <text:p text:style-name="OOoTableText"><text:span text:style-name="OOoKeystroke">Ctrl+Left Arrow</text:span></text:p>
          </table:table-cell>
          <table:table-cell table:style-name="DataPilotshortcutkeys.B2" office:value-type="string">
            <text:p text:style-name="OOoTableText">Moves the current field one place to the left.</text:p>
          </table:table-cell>
        </table:table-row>
        <table:table-row table:style-name="DataPilotshortcutkeys.2">
          <table:table-cell table:style-name="DataPilotshortcutkeys.A3" office:value-type="string">
            <text:p text:style-name="OOoTableText"><text:span text:style-name="OOoKeystroke">Ctrl+Right Arrow</text:span></text:p>
          </table:table-cell>
          <table:table-cell table:style-name="DataPilotshortcutkeys.B2" office:value-type="string">
            <text:p text:style-name="OOoTableText">Moves the current field one place to the right.</text:p>
          </table:table-cell>
        </table:table-row>
        <table:table-row table:style-name="DataPilotshortcutkeys.1">
          <table:table-cell table:style-name="DataPilotshortcutkeys.A3" office:value-type="string">
            <text:p text:style-name="OOoTableText"><text:span text:style-name="OOoKeystroke">Ctrl+Home</text:span></text:p>
          </table:table-cell>
          <table:table-cell table:style-name="DataPilotshortcutkeys.B2" office:value-type="string">
            <text:p text:style-name="OOoTableText">Moves the current field to the first place.</text:p>
          </table:table-cell>
        </table:table-row>
        <table:table-row table:style-name="DataPilotshortcutkeys.2">
          <table:table-cell table:style-name="DataPilotshortcutkeys.A3" office:value-type="string">
            <text:p text:style-name="OOoTableText"><text:span text:style-name="OOoKeystroke">Ctrl+End</text:span></text:p>
          </table:table-cell>
          <table:table-cell table:style-name="DataPilotshortcutkeys.B2" office:value-type="string">
            <text:p text:style-name="OOoTableText">Move the current field to the last place.</text:p>
          </table:table-cell>
        </table:table-row>
        <table:table-row table:style-name="DataPilotshortcutkeys.1">
          <table:table-cell table:style-name="DataPilotshortcutkeys.A3" office:value-type="string">
            <text:p text:style-name="OOoTableText"><text:span text:style-name="OOoKeystroke">Alt+O</text:span><text:change-start text:change-id="ct187252208"/><text:span text:style-name="OOoKeystroke"> (the letter O)</text:span><text:change-end text:change-id="ct187252208"/></text:p>
          </table:table-cell>
          <table:table-cell table:style-name="DataPilotshortcutkeys.B2" office:value-type="string">
            <text:p text:style-name="OOoTableText">Displays the options for the current field.</text:p>
          </table:table-cell>
        </table:table-row>
        <table:table-row table:style-name="DataPilotshortcutkeys.2">
          <table:table-cell table:style-name="DataPilotshortcutkeys.A20" office:value-type="string">
            <text:p text:style-name="OOoTableText"><text:span text:style-name="OOoKeystroke">Delete</text:span></text:p>
          </table:table-cell>
          <table:table-cell table:style-name="DataPilotshortcutkeys.B20" office:value-type="string">
            <text:p text:style-name="OOoTableText">Removes the current field from the area.</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A  Keyboard Shortcuts</text:chapter> | <text:page-number text:select-page="current">5</text:page-number></text:p>
      </style:footer>
      <style:footer-left>
        <text:p text:style-name="OOoFooter"><text:page-number text:select-page="current">4</text:page-number> | <text:chapter text:display="name" text:outline-level="1">Appendix A  Keyboard Shortcu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Keyboard Shortcuts</text:title> | <text:page-number text:select-page="current">3</text:page-number></text:p>
      </style:footer>
      <style:footer-left>
        <text:p text:style-name="OOoFooter"><text:page-number text:select-page="current"/> | <text:title>Keyboard Shortcuts</text:title></text:p>
      </style:footer-left>
    </style:master-page>
    <style:master-page style:name="OOoOneColumn" style:page-layout-name="Mpm6">
      <style:footer>
        <text:p text:style-name="MP3"><text:title>Keyboard Shortcu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Keyboard Shortcuts</dc:title>
    <meta:creation-date>2009-04-12T21:07:31</meta:creation-date>
    <meta:editing-cycles>40</meta:editing-cycles>
    <meta:editing-duration>PT3H8M6S</meta:editing-duration>
    <meta:initial-creator>Jean Hollis</meta:initial-creator>
    <dc:date>2023-12-30T10:22:57.78</dc:date>
    <dc:creator>f c</dc:creator>
    <meta:document-statistic meta:table-count="7" meta:image-count="1" meta:object-count="0" meta:page-count="8" meta:paragraph-count="235" meta:word-count="1615" meta:character-count="9446"/>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